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Source Code Pro1" svg:font-family="'Source Code Pro'" style:font-family-generic="system" style:font-pitch="variable"/>
  </office:font-face-decls>
  <office:automatic-styles>
    <style:style style:name="P1" style:family="paragraph" style:parent-style-name="Standard">
      <style:text-properties style:font-name="Calibri" fo:font-size="12pt" style:font-name-asian="Calibri1" style:font-size-asian="12pt" style:font-name-complex="Calibri1" style:font-size-complex="12pt"/>
    </style:style>
    <style:style style:name="P2" style:family="paragraph" style:parent-style-name="Standard">
      <style:paragraph-properties fo:text-align="justify" style:justify-single-word="false"/>
      <style:text-properties style:font-name="Calibri" fo:font-size="12pt" style:font-name-asian="Calibri1" style:font-size-asian="12pt" style:font-name-complex="Calibri1" style:font-size-complex="12pt"/>
    </style:style>
    <style:style style:name="P3" style:family="paragraph" style:parent-style-name="Standard">
      <style:paragraph-properties fo:text-align="justify" style:justify-single-word="false"/>
      <style:text-properties style:font-name="Calibri" fo:font-size="12pt" style:font-name-asian="Calibri1" style:font-size-asian="12pt" style:font-name-complex="Calibri1" style:font-size-complex="12pt" fo:background-color="#ffffff"/>
    </style:style>
    <style:style style:name="P4" style:family="paragraph" style:parent-style-name="Standard">
      <style:paragraph-properties fo:text-align="justify" style:justify-single-word="false"/>
      <style:text-properties style:font-name="Calibri" fo:font-size="12pt" style:font-name-asian="Calibri1" style:font-size-asian="12pt" style:font-name-complex="Calibri1" style:font-size-complex="12pt" fo:background-color="#ff00ff"/>
    </style:style>
    <style:style style:name="P5" style:family="paragraph" style:parent-style-name="Standard">
      <style:paragraph-properties fo:text-align="justify" style:justify-single-word="false"/>
      <style:text-properties style:font-name="Calibri" fo:font-size="12pt" fo:font-weight="bold" style:font-name-asian="Calibri1" style:font-size-asian="12pt" style:font-weight-asian="bold" style:font-name-complex="Calibri1" style:font-size-complex="12pt"/>
    </style:style>
    <style:style style:name="P6" style:family="paragraph" style:parent-style-name="Standard">
      <style:paragraph-properties fo:text-align="justify" style:justify-single-word="false"/>
      <style:text-properties style:font-name="Calibri" fo:font-size="12pt" fo:font-weight="bold" style:font-name-asian="Calibri1" style:font-size-asian="12pt" style:font-weight-asian="bold" style:font-name-complex="Calibri1" style:font-size-complex="12pt" fo:background-color="#ffffff"/>
    </style:style>
    <style:style style:name="P7" style:family="paragraph" style:parent-style-name="Standard">
      <style:paragraph-properties fo:text-align="justify" style:justify-single-word="false"/>
      <style:text-properties style:font-name="Calibri" fo:font-size="13pt" style:font-name-asian="Calibri1" style:font-size-asian="13pt" style:font-name-complex="Calibri1" style:font-size-complex="13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background-color="#ffff00"/>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list-style-name="WWNum6">
      <style:paragraph-properties fo:margin-left="0.5in" fo:margin-right="0in" fo:text-align="justify" style:justify-single-word="false" fo:text-indent="-0.25in" style:auto-text-indent="false"/>
    </style:style>
    <style:style style:name="P14" style:family="paragraph" style:parent-style-name="Standard" style:list-style-name="WWNum4">
      <style:paragraph-properties fo:margin-left="0.5in" fo:margin-right="0in" fo:text-align="justify" style:justify-single-word="false" fo:text-indent="-0.25in" style:auto-text-indent="false"/>
    </style:style>
    <style:style style:name="P15" style:family="paragraph" style:parent-style-name="Standard" style:list-style-name="WWNum5">
      <style:paragraph-properties fo:margin-left="0.5in" fo:margin-right="0in" fo:text-indent="-0.25in" style:auto-text-indent="false"/>
    </style:style>
    <style:style style:name="P16" style:family="paragraph" style:parent-style-name="Standard" style:list-style-name="WWNum3">
      <style:paragraph-properties fo:margin-left="1in" fo:margin-right="0in" fo:text-align="justify" style:justify-single-word="false" fo:text-indent="-0.25in" style:auto-text-indent="false"/>
    </style:style>
    <style:style style:name="P17" style:family="paragraph" style:parent-style-name="Standard">
      <style:paragraph-properties fo:margin-left="0in" fo:margin-right="0in" fo:text-align="justify" style:justify-single-word="false" fo:text-indent="0in" style:auto-text-indent="false"/>
      <style:text-properties style:font-name="Calibri" fo:font-size="12pt" style:font-name-asian="Calibri1" style:font-size-asian="12pt" style:font-name-complex="Calibri1" style:font-size-complex="12pt"/>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master-page-name="Standard">
      <style:paragraph-properties fo:text-align="center" style:justify-single-word="false" style:page-number="1"/>
    </style:style>
    <style:style style:name="T1" style:family="text">
      <style:text-properties style:font-name="Calibri" fo:font-size="21pt" fo:font-weight="bold" style:font-name-asian="Calibri1" style:font-size-asian="21pt" style:font-weight-asian="bold" style:font-name-complex="Calibri1" style:font-size-complex="21pt"/>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style:font-name-asian="Calibri1" style:font-size-asian="12pt" style:font-name-complex="Calibri1" style:font-size-complex="12pt" fo:background-color="#ffffff"/>
    </style:style>
    <style:style style:name="T4" style:family="text">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5" style:family="text">
      <style:text-properties style:font-name="Calibri" fo:font-size="12pt" fo:font-style="italic" fo:background-color="#f3f3f3" loext:char-shading-value="0" style:font-name-asian="Calibri1" style:font-size-asian="12pt" style:font-style-asian="italic" style:font-name-complex="Calibri1" style:font-size-complex="12pt"/>
    </style:style>
    <style:style style:name="T6" style:family="text">
      <style:text-properties style:font-name="Calibri" fo:font-size="12pt" fo:font-style="italic" style:font-name-asian="Calibri1" style:font-size-asian="12pt" style:font-style-asian="italic" style:font-name-complex="Calibri1" style:font-size-complex="12pt"/>
    </style:style>
    <style:style style:name="T7" style:family="text">
      <style:text-properties style:font-name="Calibri" fo:font-size="12pt" fo:font-style="italic" style:font-name-asian="Calibri1" style:font-size-asian="12pt" style:font-style-asian="italic" style:font-name-complex="Calibri1" style:font-size-complex="12pt" fo:background-color="#ffffff"/>
    </style:style>
    <style:style style:name="T8" style:family="text">
      <style:text-properties style:font-name="Calibri" fo:font-size="12pt" fo:background-color="#f3f3f3" loext:char-shading-value="0" style:font-name-asian="Calibri1" style:font-size-asian="12pt" style:font-name-complex="Calibri1" style:font-size-complex="12pt"/>
    </style:style>
    <style:style style:name="T9" style:family="text">
      <style:text-properties style:font-name="Calibri" fo:font-size="12pt" fo:font-weight="bold" style:font-name-asian="Calibri1" style:font-size-asian="12pt" style:font-weight-asian="bold" style:font-name-complex="Calibri1" style:font-size-complex="12pt"/>
    </style:style>
    <style:style style:name="T10" style:family="text">
      <style:text-properties style:font-name="Calibri" fo:font-size="12pt" fo:font-weight="bold" style:font-name-asian="Calibri1" style:font-size-asian="12pt" style:font-weight-asian="bold" style:font-name-complex="Calibri1" style:font-size-complex="12pt" fo:background-color="#ffffff"/>
    </style:style>
    <style:style style:name="T11" style:family="text">
      <style:text-properties style:font-name="Calibri" fo:font-size="13pt" style:font-name-asian="Calibri1" style:font-size-asian="13pt" style:font-name-complex="Calibri1" style:font-size-complex="13pt"/>
    </style:style>
    <style:style style:name="T12" style:family="text">
      <style:text-properties style:font-name="Calibri" fo:font-size="13pt" style:font-name-asian="Calibri1" style:font-size-asian="13pt" style:font-name-complex="Calibri1" style:font-size-complex="13pt" fo:background-color="#ffffff"/>
    </style:style>
    <style:style style:name="T13" style:family="text">
      <style:text-properties style:font-name="Source Code Pro" fo:font-size="12pt" fo:font-style="italic" fo:background-color="#f3f3f3" loext:char-shading-value="0" style:font-name-asian="Source Code Pro1" style:font-size-asian="12pt" style:font-style-asian="italic" style:font-name-complex="Source Code Pro1" style:font-size-complex="12pt"/>
    </style:style>
    <style:style style:name="T14" style:family="text">
      <style:text-properties fo:font-size="12pt" style:font-size-asian="12pt" style:font-size-complex="12pt"/>
    </style:style>
    <style:style style:name="T15"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16"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fo:background-color="#ffffff"/>
    </style:style>
    <style:style style:name="T17" style:family="text">
      <style:text-properties fo:color="#1155cc"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18" style:family="text">
      <style:text-properties fo:color="#1155cc" style:font-name="Calibri" fo:font-size="13pt" style:text-underline-style="solid" style:text-underline-width="auto" style:text-underline-color="font-color" style:font-name-asian="Calibri1" style:font-size-asian="13pt" style:font-name-complex="Calibri1" style:font-size-complex="13pt"/>
    </style:style>
    <style:style style:name="T19" style:family="text">
      <style:text-properties fo:color="#0e101a" style:font-name="Calibri" fo:font-size="12pt" style:font-name-asian="Calibri1" style:font-size-asian="12pt" style:font-name-complex="Calibri1" style:font-size-complex="12pt"/>
    </style:style>
    <style:style style:name="T20" style:family="text">
      <style:text-properties fo:color="#666666" style:font-name="Calibri" fo:font-size="12pt" fo:font-weight="bold" style:font-name-asian="Calibri1" style:font-size-asian="12pt" style:font-weight-asian="bold" style:font-name-complex="Calibri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TASKS</text:span></text:p>
      <text:p text:style-name="P2"/>
      <text:p text:style-name="P8"><text:span text:style-name="T2">This document comprises a set of tasks that you can try to complete to join amFOSS. These tasks are meant to help you in understanding the basics of various fields in CS; moreover, they will help you in building confidence in reading and writing code. In the present world, learning to learn is one of the key skills that one should develop which will help you grow, so approach these problems with the curiosity to learn and try to build your skills. </text:span></text:p>
      <text:p text:style-name="P2"/>
      <text:p text:style-name="P8"><text:span text:style-name="T4">Submission Guidelines</text:span></text:p>
      <text:list xml:id="list3735226978" text:style-name="WWNum3">
        <text:list-item>
          <text:p text:style-name="P10"><text:span text:style-name="T2">Make a repository on GitHub with the name </text:span><text:span text:style-name="T13">amfoss-tasks</text:span></text:p>
        </text:list-item>
        <text:list-item>
          <text:p text:style-name="P10"><text:span text:style-name="T2">Store the results and code in the respective folders, each with the name </text:span><text:span text:style-name="T5">task-#</text:span><text:span text:style-name="T2"> (where # is the task number). <text:s/></text:span></text:p>
        </text:list-item>
        <text:list-item>
          <text:p text:style-name="P10"><text:span text:style-name="T2">Include a brief explanation of how you approached each task in a </text:span><text:span text:style-name="T8">README.md</text:span><text:span text:style-name="T2"> file. </text:span></text:p>
        </text:list-item>
        <text:list-item>
          <text:p text:style-name="P10"><text:span text:style-name="T2">Make a folder named ‘</text:span><text:span text:style-name="T8">introspection</text:span><text:span text:style-name="T2">’. In the folder, write answers to the following question in a </text:span><text:span text:style-name="T8">README.md</text:span><text:span text:style-name="T2">:</text:span></text:p>
          <text:list>
            <text:list-item>
              <text:p text:style-name="P16"><text:span text:style-name="T2">Why must we choose you?</text:span></text:p>
            </text:list-item>
            <text:list-item>
              <text:p text:style-name="P16"><text:span text:style-name="T2">What is your plan for the next 6 months?</text:span></text:p>
            </text:list-item>
            <text:list-item>
              <text:p text:style-name="P16"><text:span text:style-name="T2">How would you contribute back to the club? </text:span></text:p>
            </text:list-item>
            <text:list-item>
              <text:p text:style-name="P16"><text:span text:style-name="T2">Do you have any feedback on the selection process?</text:span></text:p>
            </text:list-item>
          </text:list>
        </text:list-item>
      </text:list>
      <text:p text:style-name="P2"/>
      <text:p text:style-name="P8"><text:span text:style-name="T2">Example: </text:span><text:a xlink:type="simple" xlink:href="https://github.com/Akshatji800/amfoss-tasks-demo" text:style-name="ListLabel_20_55" text:visited-style-name="ListLabel_20_55"><text:span text:style-name="T15">https://github.com/Akshatji800/amfoss-tasks-demo</text:span></text:a></text:p>
      <text:p text:style-name="P2"/>
      <text:p text:style-name="P8"><text:span text:style-name="T9">Make sure you don’t get sidetracked into learning a whole language for completing a task. </text:span><text:span text:style-name="T2">You only have to learn the necessary things which are required to complete the task. Google will be your best friend throughout the tasks, it </text:span><text:a xlink:type="simple" xlink:href="https://knightlab.northwestern.edu/2014/03/13/googling-for-code-solutions-can-be-tricky-heres-how-to-get-started/" text:style-name="ListLabel_20_55" text:visited-style-name="ListLabel_20_55"><text:span text:style-name="T15">will be tricky</text:span></text:a><text:span text:style-name="T2"> at times, but </text:span><text:a xlink:type="simple" xlink:href="https://static.googleusercontent.com/media/www.google.com/en//educators/downloads/Tips_Tricks_17x22.pdf" text:style-name="ListLabel_20_55" text:visited-style-name="ListLabel_20_55"><text:span text:style-name="T15">learning to Google efficiently</text:span></text:a><text:span text:style-name="T2"> will help you greatly. </text:span></text:p>
      <text:p text:style-name="P5"/>
      <text:p text:style-name="P8"><text:span text:style-name="T3">If you are a beginner with no prior experience with programming, Task-10 would be the right one, to begin with.</text:span></text:p>
      <text:p text:style-name="P5"/>
      <text:p text:style-name="P8"><text:soft-page-break/><text:span text:style-name="T2">Please ask your questions in the discord channel, whose link was sent along with the mail.</text:span></text:p>
      <text:p text:style-name="P5"/>
      <text:p text:style-name="P8"><text:span text:style-name="T9">Note – Check your email inbox regularly so that you do not miss any important updates. </text:span></text:p>
      <text:p text:style-name="P5"/>
      <text:p text:style-name="P8"><text:span text:style-name="T2">Resources: </text:span><text:a xlink:type="simple" xlink:href="https://github.com/amfoss/vidyaratna" text:style-name="ListLabel_20_55" text:visited-style-name="ListLabel_20_55"><text:span text:style-name="T15">https://github.com/amfoss/vidyaratna</text:span></text:a></text:p>
      <text:p text:style-name="P2"/>
      <text:p text:style-name="P2"/>
      <text:p text:style-name="P8"><text:span text:style-name="T2">0. Install Ubuntu 20.04 [Desktop]<text:tab/><text:tab/><text:tab/><text:tab/><text:tab/> <text:s text:c="3"/></text:span></text:p>
      <text:p text:style-name="P8"><text:span text:style-name="T2">Resources: </text:span><text:a xlink:type="simple" xlink:href="https://github.com/amfoss/vidyaratna#linux" text:style-name="ListLabel_20_55" text:visited-style-name="ListLabel_20_55"><text:span text:style-name="T15">https://github.com/amfoss/vidyaratna#linux</text:span></text:a></text:p>
      <text:p text:style-name="P8"><text:span text:style-name="T2">You can download it from the </text:span><text:a xlink:type="simple" xlink:href="https://ubuntu.com/#download" text:style-name="ListLabel_20_55" text:visited-style-name="ListLabel_20_55"><text:span text:style-name="T15">Ubuntu website</text:span></text:a><text:span text:style-name="T2">. Try writing a blog on the same so that it’s useful for others. </text:span><text:a xlink:type="simple" xlink:href="https://github.com/amfoss/vidyaratna#blogging" text:style-name="ListLabel_20_55" text:visited-style-name="ListLabel_20_55"><text:span text:style-name="T15">Create a Blog</text:span></text:a><text:span text:style-name="T2">, you can also mention the errors that you encountered. You can use </text:span><text:a xlink:type="simple" xlink:href="https://dev.to/" text:style-name="ListLabel_20_55" text:visited-style-name="ListLabel_20_55"><text:span text:style-name="T15">dev.to</text:span></text:a><text:span text:style-name="T2"> for this.</text:span></text:p>
      <text:p text:style-name="P2"/>
      <text:p text:style-name="P8"><text:span text:style-name="T2">You may encounter errors while installing Ubuntu, so keep a backup of your data. If you already have Windows installed, you could dual-boot Ubuntu alongside Windows. For macOS users, you need not install Ubuntu, but start using the terminal more (You can also get started with </text:span><text:a xlink:type="simple" xlink:href="https://brew.sh/" text:style-name="ListLabel_20_55" text:visited-style-name="ListLabel_20_55"><text:span text:style-name="T15">Homebrew</text:span></text:a><text:span text:style-name="T2"> on macOS).</text:span></text:p>
      <text:p text:style-name="P8"><text:span text:style-name="T2">If you require help in installing the same, </text:span><text:a xlink:type="simple" xlink:href="mailto:amritapurifoss@gmail.com" text:style-name="ListLabel_20_55" text:visited-style-name="ListLabel_20_55"><text:span text:style-name="T15">send us an email</text:span></text:a><text:span text:style-name="T2"> or contact the seniors.</text:span></text:p>
      <text:p text:style-name="P2"/>
      <text:p text:style-name="P2"/>
      <text:p text:style-name="P8"><text:span text:style-name="T11">1. Star all the </text:span><text:a xlink:type="simple" xlink:href="https://github.com/amfoss" text:style-name="ListLabel_20_56" text:visited-style-name="ListLabel_20_56"><text:span text:style-name="T18">amFOSS</text:span></text:a><text:span text:style-name="T11"> repositories</text:span></text:p>
      <text:p text:style-name="P8"><text:span text:style-name="T2">Since you have made it here, we thought you would be interested in them. You can use this if you need some help in automating this whole process, : )</text:span></text:p>
      <text:p text:style-name="P8"><text:a xlink:type="simple" xlink:href="https://github.com/amfoss/star-me" text:style-name="ListLabel_20_55" text:visited-style-name="ListLabel_20_55"><text:span text:style-name="T15">https://github.com/amfoss/star-me</text:span></text:a></text:p>
      <text:p text:style-name="P2"/>
      <text:p text:style-name="P8"><text:span text:style-name="T2">Please add your final successful screenshot, </text:span><text:span text:style-name="T6">screenshot.png</text:span><text:span text:style-name="T2">, in the </text:span><text:span text:style-name="T6">task-1</text:span><text:span text:style-name="T2"> folder in the amfoss-tasks repository.</text:span></text:p>
      <text:p text:style-name="P8"><text:span text:style-name="T9">Note: <text:s/>Do not run the script more than once consecutively – at least not within a short time span. </text:span></text:p>
      <text:p text:style-name="P5"><text:soft-page-break/></text:p>
      <text:p text:style-name="P8"><text:span text:style-name="T11">2. Terminal Hunt </text:span></text:p>
      <text:p text:style-name="P8"><text:span text:style-name="T2">As you’ve already installed Ubuntu, it’s time to learn Linux Terminal Commands and Git to get your weapons loaded. Check the link below to know more about the task.</text:span></text:p>
      <text:p text:style-name="P8"><text:span text:style-name="T2">Repository link - </text:span><text:a xlink:type="simple" xlink:href="https://github.com/gauthamk02/TerminalHunt" text:style-name="ListLabel_20_55" text:visited-style-name="ListLabel_20_55"><text:span text:style-name="T15">https://github.com/gauthamk02/TerminalHunt</text:span></text:a></text:p>
      <text:p text:style-name="P8"><text:span text:style-name="T2">Parts of the password for a protected PDF will be stored in multiple files across different folders and branches of a git repository, they should be combined using multiple Linux and git to get the final password.</text:span></text:p>
      <text:p text:style-name="P2"/>
      <text:p text:style-name="P8"><text:span text:style-name="T11">3. Programming</text:span></text:p>
      <text:p text:style-name="P8"><text:span text:style-name="T2">Solve the following problems from HackerRank in </text:span><text:span text:style-name="T9">Python/C/C++ </text:span><text:span text:style-name="T2">or any other programming language. We will be evaluating everyone’s code submissions, so please don’t copy the code. </text:span><text:span text:style-name="T9">Plagiarism is not the way to get into the club!</text:span></text:p>
      <text:p text:style-name="P8"><text:span text:style-name="T2">Show us what you did, and we’ll be happy with it :)</text:span></text:p>
      <text:p text:style-name="P2"/>
      <text:p text:style-name="P8"><text:span text:style-name="T2">Here is the contest link: <text:s/></text:span><text:a xlink:type="simple" xlink:href="http://www.hackerrank.com/amfoss-praveshan-2022" text:style-name="ListLabel_20_57" text:visited-style-name="ListLabel_20_57"><text:span text:style-name="T16">www.hackerrank.com/amfoss-praveshan-2022</text:span></text:a></text:p>
      <text:p text:style-name="P8"><text:span text:style-name="T2">Add your HackerRank username in the README.md in the </text:span><text:span text:style-name="T6">task-3</text:span><text:span text:style-name="T2"> folder in the amfoss-tasks repository. You can add solutions to the same folder.</text:span></text:p>
      <text:p text:style-name="P7"/>
      <text:p text:style-name="P8"><text:span text:style-name="T11">4. CineBot</text:span></text:p>
      <text:p text:style-name="P8"><text:span text:style-name="T19">John is a big movie buff. However, he struggles to keep track of the movies he wants to watch due to his clumsiness. Can you assist him in creating a Telegram bot that will create a Movie Watchlist containing the Title, Year of Release, and IMDb Rating of each movie?<text:line-break/>Follow this link for more details:</text:span><text:a xlink:type="simple" xlink:href="https://github.com/amfoss/tasks/tree/main/task-04" text:style-name="ListLabel_20_55" text:visited-style-name="ListLabel_20_55"><text:span text:style-name="T15"> </text:span></text:a><text:a xlink:type="simple" xlink:href="https://github.com/amfoss/tasks/tree/main/task-04" text:style-name="ListLabel_20_56" text:visited-style-name="ListLabel_20_56"><text:span text:style-name="T18">https://github.com/amfoss/tasks/tree/main/task-04</text:span></text:a></text:p>
      <text:p text:style-name="P8"><text:span text:style-name="T2">References - </text:span></text:p>
      <text:list xml:id="list4163913003" text:style-name="WWNum5">
        <text:list-item>
          <text:p text:style-name="P15"><text:a xlink:type="simple" xlink:href="https://morioh.com/p/4e1ea0961a1d" text:style-name="ListLabel_20_55" text:visited-style-name="ListLabel_20_55"><text:span text:style-name="T15">Working with PyTelegramBotAPI</text:span></text:a></text:p>
        </text:list-item>
        <text:list-item>
          <text:p text:style-name="P15"><text:a xlink:type="simple" xlink:href="https://www.omdbapi.com/" text:style-name="ListLabel_20_55" text:visited-style-name="ListLabel_20_55"><text:span text:style-name="T15">OMDb API</text:span></text:a><text:span text:style-name="T2"> (here you can generate the API keys and learn more about The Open Movie Database)</text:span></text:p>
        </text:list-item>
        <text:list-item>
          <text:p text:style-name="P15"><text:a xlink:type="simple" xlink:href="https://www.nylas.com/blog/use-python-requests-module-rest-apis/" text:style-name="ListLabel_20_55" text:visited-style-name="ListLabel_20_55"><text:span text:style-name="T15">API calls in Python</text:span></text:a></text:p>
        </text:list-item>
        <text:list-item>
          <text:p text:style-name="P15"><text:a xlink:type="simple" xlink:href="https://www.geeksforgeeks.org/file-handling-python/" text:style-name="ListLabel_20_55" text:visited-style-name="ListLabel_20_55"><text:span text:style-name="T15">File Handling in python</text:span></text:a></text:p>
        </text:list-item>
        <text:list-item>
          <text:p text:style-name="P15"><text:a xlink:type="simple" xlink:href="https://www.geeksforgeeks.org/working-csv-files-python/" text:style-name="ListLabel_20_55" text:visited-style-name="ListLabel_20_55"><text:span text:style-name="T15">Working with CSV files in Python</text:span></text:a></text:p>
        </text:list-item>
        <text:list-item>
          <text:p text:style-name="P15"><text:soft-page-break/><text:span text:style-name="T2">Example query:</text:span></text:p>
        </text:list-item>
      </text:list>
      <text:p text:style-name="Standard"><text:span text:style-name="T2">api_url = f"</text:span><text:a xlink:type="simple" xlink:href="http://www.omdbapi.com/?apikey=%7Byourkey%7D&amp;t=%7Bmovie_name" text:style-name="ListLabel_20_55" text:visited-style-name="ListLabel_20_55"><text:span text:style-name="T15">http://www.omdbapi.com/?apikey={</text:span></text:a><text:a xlink:type="simple" xlink:href="http://www.omdbapi.com/?apikey=%7Byourkey%7D&amp;t=%7Bmovie_name" text:style-name="ListLabel_20_58" text:visited-style-name="ListLabel_20_58"><text:span text:style-name="T17">YOUR_KEY</text:span></text:a><text:a xlink:type="simple" xlink:href="http://www.omdbapi.com/?apikey=%7Byourkey%7D&amp;t=%7Bmovie_name" text:style-name="ListLabel_20_55" text:visited-style-name="ListLabel_20_55"><text:span text:style-name="T15">}&amp;t={</text:span></text:a><text:a xlink:type="simple" xlink:href="http://www.omdbapi.com/?apikey=%7Byourkey%7D&amp;t=%7Bmovie_name" text:style-name="ListLabel_20_58" text:visited-style-name="ListLabel_20_58"><text:span text:style-name="T17">MOVIE_NAME</text:span></text:a><text:span text:style-name="T2">}"</text:span></text:p>
      <text:p text:style-name="P1"/>
      <text:p text:style-name="Standard"><text:span text:style-name="T2">In place of </text:span><text:span text:style-name="T9">YOUR_KEY</text:span><text:span text:style-name="T2"> put the one which you generated from </text:span><text:a xlink:type="simple" xlink:href="https://www.omdbapi.com/" text:style-name="ListLabel_20_55" text:visited-style-name="ListLabel_20_55"><text:span text:style-name="T15">OMDb API</text:span></text:a><text:span text:style-name="T2">.</text:span></text:p>
      <text:p text:style-name="P1"/>
      <text:p text:style-name="Standard"><text:span text:style-name="T2">Add a GIF of the screen recording of the working bot in the README file.</text:span></text:p>
      <text:p text:style-name="P5"/>
      <text:p text:style-name="P8"><text:span text:style-name="T11">5. Find The Bug</text:span></text:p>
      <text:p text:style-name="P8"><text:span text:style-name="T2">We all know about servers, and some of us might be curious about how server-based applications work. What if we say that you can make a client-server-based CLI application using C#. Yes, We have provided you with a client-server-based application using Microsoft's framework, .NET, which is based on C#. The application provided to you actually sends some data from the client to the server, which will be stored in a JSON file. We have provided you with the source code for this app, which currently has some errors. Try to solve the bugs and complete the client-server application.</text:span></text:p>
      <text:p text:style-name="P9"/>
      <text:p text:style-name="P8"><text:span text:style-name="T2">Link to the repository - </text:span><text:a xlink:type="simple" xlink:href="https://github.com/amfoss/tasks/tree/main/task-05" text:style-name="ListLabel_20_55" text:visited-style-name="ListLabel_20_55"><text:span text:style-name="T15">https://github.com/amfoss/tasks/tree/main/task-05</text:span></text:a></text:p>
      <text:p text:style-name="P7"/>
      <text:p text:style-name="P8"><text:span text:style-name="T11">6. Flame game</text:span></text:p>
      <text:p text:style-name="P8"><text:span text:style-name="T3">Have you ever played Shadow Fight or Super Mario? Well! What about them is similar? One is from the smartphone era, the other dates back to the 1990s. The similarity is that both are games. To be more precise, both games are in the second dimension and need us to move a character, the player, or the game's protagonist. Have you ever considered creating your character and running it wherever you please? What if we told you that by writing code in just one language, you could create a gaming application that runs on both Android and iOS mobile devices? You now have the opportunity to accomplish that. You can simply accomplish this using Google's Flutter framework. Navigate to the repo link and look into the demo bunny game and replicate it. The assets required are contained in the repo itself.</text:span></text:p>
      <text:p text:style-name="P8"><text:span text:style-name="T2">GitHub Link: </text:span><text:a xlink:type="simple" xlink:href="https://github.com/amfoss/tasks/tree/main/task-06" text:style-name="ListLabel_20_55" text:visited-style-name="ListLabel_20_55"><text:span text:style-name="T15"><text:s/>https://github.com/amfoss/tasks/tree/main/task-06</text:span></text:a></text:p>
      <text:p text:style-name="P3"/>
      <text:p text:style-name="P8"><text:span text:style-name="T2">Add your project files into the ​</text:span><text:span text:style-name="T6">task-6</text:span><text:span text:style-name="T2"> folder of your​</text:span><text:span text:style-name="T6"> amfoss-tasks</text:span><text:span text:style-name="T2"> ​ repository. Add a </text:span><text:span text:style-name="T6">README.md</text:span><text:span text:style-name="T2"> to the folder as well, and add a short screen recording of the UI you made.</text:span></text:p>
      <text:p text:style-name="P2"/>
      <text:p text:style-name="P8"><text:span text:style-name="T2">References - </text:span></text:p>
      <text:list xml:id="list589894811" text:style-name="WWNum1">
        <text:list-item>
          <text:p text:style-name="P11"><text:a xlink:type="simple" xlink:href="https://docs.flutter.dev/get-started/install" text:style-name="ListLabel_20_55" text:visited-style-name="ListLabel_20_55"><text:span text:style-name="T15">Flutter Installation</text:span></text:a></text:p>
        </text:list-item>
        <text:list-item>
          <text:p text:style-name="P11"><text:a xlink:type="simple" xlink:href="https://docs.flutter.dev/" text:style-name="ListLabel_20_55" text:visited-style-name="ListLabel_20_55"><text:span text:style-name="T15">Flutter Docs</text:span></text:a><text:span text:style-name="T15"> <text:s text:c="12"/></text:span><text:a xlink:type="simple" xlink:href="https://pub.dev/packages/flame" text:style-name="ListLabel_20_55" text:visited-style-name="ListLabel_20_55"><text:span text:style-name="T15"><text:s/></text:span></text:a></text:p>
        </text:list-item>
        <text:list-item>
          <text:p text:style-name="P11"><text:soft-page-break/><text:a xlink:type="simple" xlink:href="https://pub.dev/packages/flame" text:style-name="ListLabel_20_55" text:visited-style-name="ListLabel_20_55"><text:span text:style-name="T15">Flame Package</text:span></text:a></text:p>
        </text:list-item>
        <text:list-item>
          <text:p text:style-name="P11"><text:a xlink:type="simple" xlink:href="https://docs.flame-engine.org/" text:style-name="ListLabel_20_55" text:visited-style-name="ListLabel_20_55"><text:span text:style-name="T15">Flame Doc</text:span></text:a><text:span text:style-name="T15"> <text:s text:c="5"/></text:span><text:a xlink:type="simple" xlink:href="https://docs.flame-engine.org/1.2.0/flame/components.html#spritecomponent" text:style-name="ListLabel_20_55" text:visited-style-name="ListLabel_20_55"><text:span text:style-name="T15"><text:s/></text:span></text:a></text:p>
        </text:list-item>
        <text:list-item>
          <text:p text:style-name="P11"><text:a xlink:type="simple" xlink:href="https://docs.flame-engine.org/1.2.0/flame/components.html#spritecomponent" text:style-name="ListLabel_20_55" text:visited-style-name="ListLabel_20_55"><text:span text:style-name="T15">Sprite Component</text:span></text:a><text:span text:style-name="T15"> <text:s text:c="2"/></text:span></text:p>
        </text:list-item>
        <text:list-item>
          <text:p text:style-name="P11"><text:span text:style-name="T15">Flame</text:span><text:a xlink:type="simple" xlink:href="https://docs.flame-engine.org/1.2.0/flame/inputs/inputs.html" text:style-name="ListLabel_20_55" text:visited-style-name="ListLabel_20_55"><text:span text:style-name="T15"> Inputs</text:span></text:a><text:span text:style-name="T15"> </text:span></text:p>
        </text:list-item>
      </text:list>
      <text:p text:style-name="P4"/>
      <text:p text:style-name="P8"><text:span text:style-name="T11">7. Go WASM</text:span></text:p>
      <text:p text:style-name="P8"><text:span text:style-name="T2">Can you imagine writing the code in any of your favourite programming languages such as C/C++, C#, Go etc? And deploying that model on the web browser? Yes! That's the job of Web Assembly. To get the hang of this Assembly-like language, you are provided with an incomplete Go script to finish. And compile using Web Assembly. The final aim of your task is to host the working model on the web</text:span><text:span text:style-name="T3">.</text:span></text:p>
      <text:p text:style-name="P3"/>
      <text:p text:style-name="P8"><text:span text:style-name="T2">GitHub Link: </text:span><text:a xlink:type="simple" xlink:href="https://github.com/amfoss/tasks/tree/main/task-07" text:style-name="ListLabel_20_55" text:visited-style-name="ListLabel_20_55"><text:span text:style-name="T15">https://github.com/amfoss/tasks/tree/main/task-07</text:span></text:a></text:p>
      <text:p text:style-name="P8"><text:span text:style-name="T3">References -</text:span></text:p>
      <text:list xml:id="list1166331827" text:style-name="WWNum2">
        <text:list-item>
          <text:p text:style-name="P12"><text:a xlink:type="simple" xlink:href="https://github.com/golang/go/wiki/WebAssembly#getting-started" text:style-name="ListLabel_20_57" text:visited-style-name="ListLabel_20_57"><text:span text:style-name="T16">Getting Started with Go and Wasm</text:span></text:a></text:p>
        </text:list-item>
        <text:list-item>
          <text:p text:style-name="P12"><text:a xlink:type="simple" xlink:href="https://go.dev/doc/tutorial/getting-started" text:style-name="ListLabel_20_57" text:visited-style-name="ListLabel_20_57"><text:span text:style-name="T16">Getting started with Go</text:span></text:a></text:p>
        </text:list-item>
        <text:list-item>
          <text:p text:style-name="P12"><text:a xlink:type="simple" xlink:href="https://pkg.go.dev/syscall/js" text:style-name="ListLabel_20_57" text:visited-style-name="ListLabel_20_57"><text:span text:style-name="T16">Interacting with the DOM</text:span></text:a></text:p>
        </text:list-item>
      </text:list>
      <text:p text:style-name="P7"/>
      <text:p text:style-name="P8"><text:span text:style-name="T11">8. Internet Explorer</text:span></text:p>
      <text:p text:style-name="P8"><text:span text:style-name="T2">Here you will uniquely explore JavaScript and get to know its power! </text:span></text:p>
      <text:p text:style-name="P8"><text:span text:style-name="T2">There are 4 levels in this exploration</text:span></text:p>
      <text:p text:style-name="P2"/>
      <text:p text:style-name="P8"><text:span text:style-name="T2">Repository - </text:span><text:a xlink:type="simple" xlink:href="https://github.com/amfoss/tasks/tree/main/task-08" text:style-name="ListLabel_20_55" text:visited-style-name="ListLabel_20_55"><text:span text:style-name="T15">https://github.com/amfoss/tasks/tree/main/task-08</text:span></text:a></text:p>
      <text:p text:style-name="P2"/>
      <text:p text:style-name="P8"><text:span text:style-name="T2">Add your project files into the ​</text:span><text:span text:style-name="T6">task-8</text:span><text:span text:style-name="T2"> folder in your​</text:span><text:span text:style-name="T6"> amfoss-tasks</text:span><text:span text:style-name="T2"> ​ repository. Add a </text:span><text:span text:style-name="T6">README.md</text:span><text:span text:style-name="T2"> to the folder as well, and add the final screenshots.</text:span></text:p>
      <text:p text:style-name="P2"><text:soft-page-break/></text:p>
      <text:p text:style-name="P8"><text:span text:style-name="T2">The site is a drum kit site, and it has 7 different buttons. The task starts from the basics, i.e. linking the CSS and JS to the index.html. Post this, you have to add event listeners to the button so that when any of the 7 buttons is pressed, a unique sound should be played. The audio assets along with references will be provided in the repository itself. Lastly, you have to do some basic styling to the website to make it look unique and embed some attractive fonts to the site from Google Fonts.</text:span></text:p>
      <text:p text:style-name="P2"/>
      <text:p text:style-name="P8"><text:span text:style-name="T2">Detailed instructions to complete the task are given in the repository.</text:span></text:p>
      <text:p text:style-name="P2"/>
      <text:p text:style-name="P8"><text:span text:style-name="T2">References:-</text:span></text:p>
      <text:list xml:id="list2236517987" text:style-name="WWNum6">
        <text:list-item>
          <text:p text:style-name="P13"><text:span text:style-name="T2">What are </text:span><text:a xlink:type="simple" xlink:href="https://www.youtube.com/watch?v=ok-plXXHlWw" text:style-name="ListLabel_20_55" text:visited-style-name="ListLabel_20_55"><text:span text:style-name="T15">HTML</text:span></text:a><text:span text:style-name="T2">, </text:span><text:a xlink:type="simple" xlink:href="https://www.youtube.com/watch?v=OEV8gMkCHXQ" text:style-name="ListLabel_20_55" text:visited-style-name="ListLabel_20_55"><text:span text:style-name="T15">CSS</text:span></text:a><text:span text:style-name="T2"> and </text:span><text:a xlink:type="simple" xlink:href="https://www.youtube.com/watch?v=DHjqpvDnNGE" text:style-name="ListLabel_20_55" text:visited-style-name="ListLabel_20_55"><text:span text:style-name="T15">JS</text:span></text:a><text:span text:style-name="T2">?</text:span></text:p>
        </text:list-item>
        <text:list-item>
          <text:p text:style-name="P13"><text:span text:style-name="T2">HTML – MDN, </text:span><text:a xlink:type="simple" xlink:href="https://www.w3schools.com/html/default.asp" text:style-name="ListLabel_20_55" text:visited-style-name="ListLabel_20_55"><text:span text:style-name="T15">W3Schools</text:span></text:a></text:p>
        </text:list-item>
        <text:list-item>
          <text:p text:style-name="P13"><text:span text:style-name="T2">CSS – MDN, </text:span><text:a xlink:type="simple" xlink:href="https://www.w3schools.com/css/default.asp" text:style-name="ListLabel_20_55" text:visited-style-name="ListLabel_20_55"><text:span text:style-name="T15">W3Schools</text:span></text:a></text:p>
        </text:list-item>
        <text:list-item>
          <text:p text:style-name="P13"><text:span text:style-name="T2">JS – MDN, </text:span><text:a xlink:type="simple" xlink:href="https://www.w3schools.com/js/default.asp" text:style-name="ListLabel_20_55" text:visited-style-name="ListLabel_20_55"><text:span text:style-name="T15">W3Schools</text:span></text:a></text:p>
        </text:list-item>
      </text:list>
      <text:p text:style-name="P17"/>
      <text:p text:style-name="P18"><text:span text:style-name="T2">Demo link - </text:span><text:a xlink:type="simple" xlink:href="https://marvelous-bubblegum-eab859.netlify.app" text:style-name="ListLabel_20_55" text:visited-style-name="ListLabel_20_55"><text:span text:style-name="T15">Final Website</text:span></text:a></text:p>
      <text:p text:style-name="P17"/>
      <text:p text:style-name="P8"><text:span text:style-name="T11">9. Krypto Scrapper</text:span></text:p>
      <text:p text:style-name="P8"><text:span text:style-name="T2">My Friend Rohan invested in Cryptocurrency, but he is facing problems in tracking all the price changes, and market swings due to time constraints. So he desperately wants a program that stores the data of all cryptocurrencies, so he sees all data at his fingertip. So Help Rohan and Write a Rust script that scrapes (web-scraping) information about the top 50 Cryptocurrency in the world with the details (NAME, PRICE, 24H CHANGE, 24H VOLUME, MARKET CAP) from </text:span><text:a xlink:type="simple" xlink:href="https://crypto.com/price" text:style-name="ListLabel_20_55" text:visited-style-name="ListLabel_20_55"><text:span text:style-name="T15">Crypto.com</text:span></text:a><text:span text:style-name="T2"> and write it to a CSV file.</text:span></text:p>
      <text:p text:style-name="P3"/>
      <text:p text:style-name="P8"><text:span text:style-name="T3">References: -</text:span></text:p>
      <text:p text:style-name="P8"><text:a xlink:type="simple" xlink:href="https://www.rust-lang.org/tools/install" text:style-name="ListLabel_20_57" text:visited-style-name="ListLabel_20_57"><text:span text:style-name="T16">Rust Installation</text:span></text:a></text:p>
      <text:p text:style-name="P8"><text:a xlink:type="simple" xlink:href="https://doc.rust-lang.org/book/title-page.html" text:style-name="ListLabel_20_57" text:visited-style-name="ListLabel_20_57"><text:span text:style-name="T16">Rust Docs</text:span></text:a></text:p>
      <text:p text:style-name="P8"><text:a xlink:type="simple" xlink:href="https://crypto.com/price" text:style-name="ListLabel_20_57" text:visited-style-name="ListLabel_20_57"><text:span text:style-name="T16">Website</text:span></text:a></text:p>
      <text:p text:style-name="P8"><text:a xlink:type="simple" xlink:href="https://www.scrapingbee.com/blog/web-scraping-rust/" text:style-name="ListLabel_20_57" text:visited-style-name="ListLabel_20_57"><text:span text:style-name="T16">Example</text:span></text:a></text:p>
      <text:p text:style-name="P2"><text:soft-page-break/></text:p>
      <text:p text:style-name="P8"><text:span text:style-name="T12">10. CS50</text:span></text:p>
      <text:p text:style-name="P8"><text:span text:style-name="T3">Watch all</text:span><text:a xlink:type="simple" xlink:href="http://cs50.tv/2017/fall/#about,lectures" text:style-name="ListLabel_20_57" text:visited-style-name="ListLabel_20_57"><text:span text:style-name="T16"> </text:span></text:a><text:a xlink:type="simple" xlink:href="https://cs50.harvard.edu/college/2021/spring/" text:style-name="ListLabel_20_57" text:visited-style-name="ListLabel_20_57"><text:span text:style-name="T16">CS50 lectures</text:span></text:a><text:span text:style-name="T3"> and complete problem sets till week-4. Save the work that you have done and try to work on the </text:span><text:a xlink:type="simple" xlink:href="https://ide.cs50.io/" text:style-name="ListLabel_20_57" text:visited-style-name="ListLabel_20_57"><text:span text:style-name="T16">CS50 IDE</text:span></text:a><text:span text:style-name="T3"> itself. Please update your status in the GitHub repository and have your problem solutions in a separate </text:span><text:span text:style-name="T7">pset</text:span><text:span text:style-name="T3"> sub-folder.</text:span></text:p>
      <text:p text:style-name="P3"/>
      <text:p text:style-name="P3"/>
      <text:p text:style-name="P6"/>
      <text:p text:style-name="P8"><text:span text:style-name="T10">Additional Tasks </text:span><text:span text:style-name="T20">(Optional)</text:span></text:p>
      <text:p text:style-name="P6"/>
      <text:p text:style-name="P8"><text:span text:style-name="T11">11. Figma Ninja</text:span></text:p>
      <text:p text:style-name="P8"><text:span text:style-name="T2">Imagine being able to express ideas for your software with other developers or friends without even writing a single line of code. Having a well-thought design makes your software easier to implement. UI designing and prototyping will help you get that power. Assume you have a great idea of helping amFOSS people to see profiles of different members on mobile. The task is to design a Login, Register, and People Info Screen for the mobile app in Figma or Adobe Xd as per your convenience. Choose your colour palette and theme as per your wish and imagination. The Login and Register screen should have a logo of amFOSS and the info screen should have your photo and any information you want to showcase about yourself. </text:span></text:p>
      <text:p text:style-name="P2"/>
      <text:p text:style-name="P8"><text:span text:style-name="T2">GitHub Link: </text:span><text:a xlink:type="simple" xlink:href="https://github.com/amfoss/tasks/tree/main/task-11" text:style-name="ListLabel_20_55" text:visited-style-name="ListLabel_20_55"><text:span text:style-name="T15">https://github.com/amfoss/tasks/tree/main/task-11</text:span></text:a></text:p>
      <text:p text:style-name="P2"/>
      <text:p text:style-name="P8"><text:span text:style-name="T2">12. </text:span><text:span text:style-name="T11">Bunny Heist</text:span></text:p>
      <text:p text:style-name="P8"><text:span text:style-name="T2">Using the given template, you have to give character movements to a character in a 2d game in Godot Engine. This engine uses GDScript as its language, which is very similar to python.</text:span></text:p>
      <text:p text:style-name="P8"><text:span text:style-name="T2">Using the template, you can already move the characters and make them jump. Now you have to do as follows:</text:span></text:p>
      <text:list xml:id="list1008741230" text:style-name="WWNum4">
        <text:list-item>
          <text:p text:style-name="P14"><text:span text:style-name="T2">You have to put coins in the game for the player to collect. Every time the player collects a coin, the score should increase. The resource for the coin’s texture is included in the template.</text:span></text:p>
        </text:list-item>
        <text:list-item>
          <text:p text:style-name="P14"><text:span text:style-name="T2">Show a game over the screen when the score reaches 20.</text:span></text:p>
        </text:list-item>
      </text:list>
      <text:p text:style-name="P2"/>
      <text:p text:style-name="P8"><text:span text:style-name="T2">(</text:span><text:span text:style-name="T9">Bonus</text:span><text:span text:style-name="T2">) Find out what Tile Maps are in Godot and then create a level of the game on your own.</text:span></text:p>
      <text:p text:style-name="P2"/>
      <text:p text:style-name="P8"><text:soft-page-break/><text:span text:style-name="T2">GitHub Repo: <text:s/></text:span><text:a xlink:type="simple" xlink:href="https://github.com/amfoss/tasks/tree/main/task-12" text:style-name="ListLabel_20_55" text:visited-style-name="ListLabel_20_55"><text:span text:style-name="T15">https://github.com/amfoss/tasks/tree/main/task-12</text:span></text:a></text:p>
      <text:p text:style-name="P8"><text:span text:style-name="T2">Reference: </text:span><text:a xlink:type="simple" xlink:href="https://docs.godotengine.org/en/stable/getting_started/first_2d_game/index.html" text:style-name="ListLabel_20_55" text:visited-style-name="ListLabel_20_55"><text:span text:style-name="T15">GoDot</text:span></text:a></text:p>
      <text:p text:style-name="P2"/>
      <text:p text:style-name="P8"><text:span text:style-name="T2">13. </text:span><text:span text:style-name="T11">Footfall Counter</text:span></text:p>
      <text:p text:style-name="P8"><text:span text:style-name="T2">You are the owner of a small coffee shop, and you want to know how many customers are visiting your shop in a day. Design a device using Arduino on TinkerCAD that you can fix on the entrance to count the number of people passing through it and display the count on an LCD screen or an 8-segment display.</text:span></text:p>
      <text:p text:style-name="P3"/>
      <text:p text:style-name="P8"><text:span text:style-name="T3">(</text:span><text:span text:style-name="T10">Bonus</text:span><text:span text:style-name="T3">) Also, display the number of customers that are currently in the shop and add a button to reset the count</text:span></text:p>
      <text:p text:style-name="P8"><text:span text:style-name="T3">References: -</text:span></text:p>
      <text:p text:style-name="P8"><text:a xlink:type="simple" xlink:href="https://www.tinkercad.com/" text:style-name="ListLabel_20_57" text:visited-style-name="ListLabel_20_57"><text:span text:style-name="T16">TinkerCAD</text:span></text:a></text:p>
      <text:p text:style-name="P8"><text:a xlink:type="simple" xlink:href="https://www.youtube.com/watch?v=nL34zDTPkcs" text:style-name="ListLabel_20_57" text:visited-style-name="ListLabel_20_57"><text:span text:style-name="T16">Arduino Basics</text:span></text:a></text:p>
      <text:p text:style-name="P2"/>
      <text:p text:style-name="P8"><text:span text:style-name="T2">14. </text:span><text:span text:style-name="T11">Bandit</text:span></text:p>
      <text:p text:style-name="P8"><text:span text:style-name="T2">Complete Bandit till level 10. </text:span></text:p>
      <text:p text:style-name="P8"><text:span text:style-name="T2">Refer: </text:span><text:a xlink:type="simple" xlink:href="http://overthewire.org/wargames/bandit/" text:style-name="ListLabel_20_55" text:visited-style-name="ListLabel_20_55"><text:span text:style-name="T15">http://overthewire.org/wargames/bandit/</text:span></text:a></text:p>
      <text:p text:style-name="P8"><text:span text:style-name="T2">Please store the password of each level in a pass.txt file and upload it to the respective folder in your repository.</text:span></text:p>
      <text:p text:style-name="P2"/>
      <text:p text:style-name="P8"><text:span text:style-name="T2">15. </text:span><text:span text:style-name="T11">Project Euler (for math geeks)</text:span></text:p>
      <text:p text:style-name="P8"><text:a xlink:type="simple" xlink:href="https://www.hackerrank.com/contests/projecteuler/challenges/euler001" text:style-name="ListLabel_20_55" text:visited-style-name="ListLabel_20_55"><text:span text:style-name="T15">https://www.hackerrank.com/contests/projecteuler/challenges/euler001</text:span></text:a></text:p>
      <text:p text:style-name="P8"><text:a xlink:type="simple" xlink:href="https://www.hackerrank.com/contests/projecteuler/challenges/euler002" text:style-name="ListLabel_20_55" text:visited-style-name="ListLabel_20_55"><text:span text:style-name="T15">https://www.hackerrank.com/contests/projecteuler/challenges/euler002</text:span></text:a></text:p>
      <text:p text:style-name="P8"><text:a xlink:type="simple" xlink:href="https://www.hackerrank.com/contests/projecteuler/challenges/euler003" text:style-name="ListLabel_20_55" text:visited-style-name="ListLabel_20_55"><text:span text:style-name="T15">https://www.hackerrank.com/contests/projecteuler/challenges/euler003</text:span></text:a></text:p>
      <text:p text:style-name="P8"><text:a xlink:type="simple" xlink:href="https://www.hackerrank.com/contests/projecteuler/challenges/euler004" text:style-name="ListLabel_20_55" text:visited-style-name="ListLabel_20_55"><text:span text:style-name="T15">https://www.hackerrank.com/contests/projecteuler/challenges/euler004</text:span></text:a></text:p>
      <text:p text:style-name="P8"><text:soft-page-break/><text:a xlink:type="simple" xlink:href="https://www.hackerrank.com/contests/projecteuler/challenges/euler005" text:style-name="ListLabel_20_55" text:visited-style-name="ListLabel_20_55"><text:span text:style-name="T15">https://www.hackerrank.com/contests/projecteuler/challenges/euler005</text:span></text:a></text:p>
      <text:p text:style-name="P2"/>
      <text:p text:style-name="P8"><text:span text:style-name="T2">Upload all the solutions to the respective folder in your repository.</text:span></text:p>
      <text:p text:style-name="P2"/>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0e101a" style:font-name="Calibri" fo:font-family="Calibri"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2pt" style:text-underline-style="none" style:font-size-asian="10pt" style:font-size-complex="10pt"/>
    </style:style>
    <style:style style:name="ListLabel_20_20" style:display-name="ListLabel 20" style:family="text">
      <style:text-properties style:font-name="Calibri" fo:font-family="Calibri"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style:font-name="Calibri" fo:font-family="Calibri" style:font-family-generic="roman" style:font-pitch="variable" fo:font-size="13pt" style:text-underline-style="solid" style:text-underline-width="auto" style:text-underline-color="font-color"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ListLabel_20_57" style:display-name="ListLabel 57"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fo:background-color="#ffffff"/>
    </style:style>
    <style:style style:name="ListLabel_20_58" style:display-name="ListLabel 58" style:family="text">
      <style:text-properties fo:color="#1155cc" style:font-name="Calibri" fo:font-family="Calibri" style:font-family-generic="roman" style:font-pitch="variable" fo:font-size="12pt" style:text-underline-style="solid" style:text-underline-width="auto" style:text-underline-color="font-color"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20" meta:word-count="1853" meta:character-count="11524" meta:non-whitespace-character-count="9543"/>
    <meta:generator>LibreOfficeDev/6.0.5.2$Linux_X86_64 LibreOffice_project/</meta:generator>
  </office:meta>
</office:document-meta>
</file>